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0.5445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0.5547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0.9799in"/>
    </style:style>
    <style:style style:name="co10" style:family="table-column">
      <style:table-column-properties fo:break-before="auto" style:column-width="0.9902in"/>
    </style:style>
    <style:style style:name="co11" style:family="table-column">
      <style:table-column-properties fo:break-before="auto" style:column-width="0.7626in"/>
    </style:style>
    <style:style style:name="co12" style:family="table-column">
      <style:table-column-properties fo:break-before="auto" style:column-width="0.6583in"/>
    </style:style>
    <style:style style:name="co13" style:family="table-column">
      <style:table-column-properties fo:break-before="auto" style:column-width="0.8453in"/>
    </style:style>
    <style:style style:name="co14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8764in"/>
    </style:style>
    <style:style style:name="co16" style:family="table-column">
      <style:table-column-properties fo:break-before="auto" style:column-width="0.772in"/>
    </style:style>
    <style:style style:name="co17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1.3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1"/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zcta_county_rel_10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row table:style-name="ro1">
          <table:table-cell table:style-name="ce2" office:value-type="string" calcext:value-type="string">
            <text:p>ZCTA5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POPPT</text:p>
          </table:table-cell>
          <table:table-cell office:value-type="string" calcext:value-type="string">
            <text:p>HUPT</text:p>
          </table:table-cell>
          <table:table-cell office:value-type="string" calcext:value-type="string">
            <text:p>AREAPT</text:p>
          </table:table-cell>
          <table:table-cell office:value-type="string" calcext:value-type="string">
            <text:p>AREALANDPT</text:p>
          </table:table-cell>
          <table:table-cell office:value-type="string" calcext:value-type="string">
            <text:p>ZPOP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ZAREA</text:p>
          </table:table-cell>
          <table:table-cell office:value-type="string" calcext:value-type="string">
            <text:p>ZAREALAND</text:p>
          </table:table-cell>
          <table:table-cell office:value-type="string" calcext:value-type="string">
            <text:p>COPOP</text:p>
          </table:table-cell>
          <table:table-cell office:value-type="string" calcext:value-type="string">
            <text:p>COHU</text:p>
          </table:table-cell>
          <table:table-cell office:value-type="string" calcext:value-type="string">
            <text:p>COAREA</text:p>
          </table:table-cell>
          <table:table-cell office:value-type="string" calcext:value-type="string">
            <text:p>COAREALAND</text:p>
          </table:table-cell>
          <table:table-cell office:value-type="string" calcext:value-type="string">
            <text:p>ZPOPPCT</text:p>
          </table:table-cell>
          <table:table-cell office:value-type="string" calcext:value-type="string">
            <text:p>ZHUPCT</text:p>
          </table:table-cell>
          <table:table-cell office:value-type="string" calcext:value-type="string">
            <text:p>ZAREAPCT</text:p>
          </table:table-cell>
          <table:table-cell office:value-type="string" calcext:value-type="string">
            <text:p>ZAREALANDPCT</text:p>
          </table:table-cell>
          <table:table-cell office:value-type="string" calcext:value-type="string">
            <text:p>COPOPPCT</text:p>
          </table:table-cell>
          <table:table-cell office:value-type="string" calcext:value-type="string">
            <text:p>COHUPCT</text:p>
          </table:table-cell>
          <table:table-cell office:value-type="string" calcext:value-type="string">
            <text:p>COAREAPCT</text:p>
          </table:table-cell>
          <table:table-cell office:value-type="string" calcext:value-type="string">
            <text:p>COAREALANDPCT</text:p>
          </table:table-cell>
        </table:table-row>
        <table:table-row table:style-name="ro1">
          <table:table-cell office:value-type="float" office:value="38002" calcext:value-type="float">
            <text:p>38002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36918" calcext:value-type="float">
            <text:p>36918</text:p>
          </table:table-cell>
          <table:table-cell office:value-type="float" office:value="12877" calcext:value-type="float">
            <text:p>12877</text:p>
          </table:table-cell>
          <table:table-cell office:value-type="float" office:value="260459949" calcext:value-type="float">
            <text:p>260459949</text:p>
          </table:table-cell>
          <table:table-cell office:value-type="float" office:value="259294833" calcext:value-type="float">
            <text:p>259294833</text:p>
          </table:table-cell>
          <table:table-cell office:value-type="float" office:value="38927" calcext:value-type="float">
            <text:p>38927</text:p>
          </table:table-cell>
          <table:table-cell office:value-type="float" office:value="13689" calcext:value-type="float">
            <text:p>13689</text:p>
          </table:table-cell>
          <table:table-cell office:value-type="float" office:value="302770326" calcext:value-type="float">
            <text:p>302770326</text:p>
          </table:table-cell>
          <table:table-cell office:value-type="float" office:value="301517069" calcext:value-type="float">
            <text:p>301517069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office:value-type="float" office:value="94.84" calcext:value-type="float">
            <text:p>94.84</text:p>
          </table:table-cell>
          <table:table-cell office:value-type="float" office:value="94.07" calcext:value-type="float">
            <text:p>94.07</text:p>
          </table:table-cell>
          <table:table-cell office:value-type="float" office:value="86.03" calcext:value-type="float">
            <text:p>86.03</text:p>
          </table:table-cell>
          <table:table-cell office:value-type="float" office:value="86" calcext:value-type="float">
            <text:p>86</text:p>
          </table:table-cell>
          <table:table-cell office:value-type="float" office:value="3.98" calcext:value-type="float">
            <text:p>3.98</text:p>
          </table:table-cell>
          <table:table-cell office:value-type="float" office:value="3.23" calcext:value-type="float">
            <text:p>3.23</text:p>
          </table:table-cell>
          <table:table-cell office:value-type="float" office:value="12.81" calcext:value-type="float">
            <text:p>12.81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1">
          <table:table-cell office:value-type="float" office:value="38004" calcext:value-type="float">
            <text:p>3800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324" calcext:value-type="float">
            <text:p>3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323363" calcext:value-type="float">
            <text:p>13323363</text:p>
          </table:table-cell>
          <table:table-cell office:value-type="float" office:value="9866" calcext:value-type="float">
            <text:p>9866</text:p>
          </table:table-cell>
          <table:table-cell office:value-type="float" office:value="3384" calcext:value-type="float">
            <text:p>3384</text:p>
          </table:table-cell>
          <table:table-cell office:value-type="float" office:value="68452516" calcext:value-type="float">
            <text:p>68452516</text:p>
          </table:table-cell>
          <table:table-cell office:value-type="float" office:value="68364435" calcext:value-type="float">
            <text:p>68364435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office:value-type="float" office:value="3.28" calcext:value-type="float">
            <text:p>3.28</text:p>
          </table:table-cell>
          <table:table-cell office:value-type="float" office:value="3.93" calcext:value-type="float">
            <text:p>3.93</text:p>
          </table:table-cell>
          <table:table-cell office:value-type="float" office:value="19.46" calcext:value-type="float">
            <text:p>19.46</text:p>
          </table:table-cell>
          <table:table-cell office:value-type="float" office:value="19.49" calcext:value-type="float">
            <text:p>19.4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8011" calcext:value-type="float">
            <text:p>38011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195" calcext:value-type="float">
            <text:p>19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596852" calcext:value-type="float">
            <text:p>7596852</text:p>
          </table:table-cell>
          <table:table-cell office:value-type="float" office:value="9908" calcext:value-type="float">
            <text:p>9908</text:p>
          </table:table-cell>
          <table:table-cell office:value-type="float" office:value="3653" calcext:value-type="float">
            <text:p>3653</text:p>
          </table:table-cell>
          <table:table-cell office:value-type="float" office:value="152753405" calcext:value-type="float">
            <text:p>152753405</text:p>
          </table:table-cell>
          <table:table-cell office:value-type="float" office:value="152618381" calcext:value-type="float">
            <text:p>152618381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office:value-type="float" office:value="1.97" calcext:value-type="float">
            <text:p>1.97</text:p>
          </table:table-cell>
          <table:table-cell office:value-type="float" office:value="2.35" calcext:value-type="float">
            <text:p>2.35</text:p>
          </table:table-cell>
          <table:table-cell office:value-type="float" office:value="4.97" calcext:value-type="float">
            <text:p>4.97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8016" calcext:value-type="float">
            <text:p>38016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43079" calcext:value-type="float">
            <text:p>43079</text:p>
          </table:table-cell>
          <table:table-cell office:value-type="float" office:value="18976" calcext:value-type="float">
            <text:p>18976</text:p>
          </table:table-cell>
          <table:table-cell office:value-type="float" office:value="49596880" calcext:value-type="float">
            <text:p>49596880</text:p>
          </table:table-cell>
          <table:table-cell office:value-type="float" office:value="49483518" calcext:value-type="float">
            <text:p>49483518</text:p>
          </table:table-cell>
          <table:table-cell office:value-type="float" office:value="43079" calcext:value-type="float">
            <text:p>43079</text:p>
          </table:table-cell>
          <table:table-cell office:value-type="float" office:value="18976" calcext:value-type="float">
            <text:p>18976</text:p>
          </table:table-cell>
          <table:table-cell office:value-type="float" office:value="49596880" calcext:value-type="float">
            <text:p>49596880</text:p>
          </table:table-cell>
          <table:table-cell office:value-type="float" office:value="49483518" calcext:value-type="float">
            <text:p>49483518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.64" calcext:value-type="float">
            <text:p>4.64</text:p>
          </table:table-cell>
          <table:table-cell office:value-type="float" office:value="4.76" calcext:value-type="float">
            <text:p>4.76</text:p>
          </table:table-cell>
          <table:table-cell office:value-type="float" office:value="2.44" calcext:value-type="float">
            <text:p>2.4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8017" calcext:value-type="float">
            <text:p>38017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46418" calcext:value-type="float">
            <text:p>46418</text:p>
          </table:table-cell>
          <table:table-cell office:value-type="float" office:value="16777" calcext:value-type="float">
            <text:p>16777</text:p>
          </table:table-cell>
          <table:table-cell office:value-type="float" office:value="118566801" calcext:value-type="float">
            <text:p>118566801</text:p>
          </table:table-cell>
          <table:table-cell office:value-type="float" office:value="118325642" calcext:value-type="float">
            <text:p>118325642</text:p>
          </table:table-cell>
          <table:table-cell office:value-type="float" office:value="48642" calcext:value-type="float">
            <text:p>48642</text:p>
          </table:table-cell>
          <table:table-cell office:value-type="float" office:value="17736" calcext:value-type="float">
            <text:p>17736</text:p>
          </table:table-cell>
          <table:table-cell office:value-type="float" office:value="221186767" calcext:value-type="float">
            <text:p>221186767</text:p>
          </table:table-cell>
          <table:table-cell office:value-type="float" office:value="219494821" calcext:value-type="float">
            <text:p>219494821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office:value-type="float" office:value="95.43" calcext:value-type="float">
            <text:p>95.43</text:p>
          </table:table-cell>
          <table:table-cell office:value-type="float" office:value="94.59" calcext:value-type="float">
            <text:p>94.59</text:p>
          </table:table-cell>
          <table:table-cell office:value-type="float" office:value="53.6" calcext:value-type="float">
            <text:p>53.6</text:p>
          </table:table-cell>
          <table:table-cell office:value-type="float" office:value="53.91" calcext:value-type="float">
            <text:p>53.91</text:p>
          </table:table-cell>
          <table:table-cell office:value-type="float" office:value="5" calcext:value-type="float">
            <text:p>5</text:p>
          </table:table-cell>
          <table:table-cell office:value-type="float" office:value="4.21" calcext:value-type="float">
            <text:p>4.21</text:p>
          </table:table-cell>
          <table:table-cell office:value-type="float" office:value="5.83" calcext:value-type="float">
            <text:p>5.83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float" office:value="38018" calcext:value-type="float">
            <text:p>3801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35059" calcext:value-type="float">
            <text:p>35059</text:p>
          </table:table-cell>
          <table:table-cell office:value-type="float" office:value="14539" calcext:value-type="float">
            <text:p>14539</text:p>
          </table:table-cell>
          <table:table-cell office:value-type="float" office:value="47981159" calcext:value-type="float">
            <text:p>47981159</text:p>
          </table:table-cell>
          <table:table-cell office:value-type="float" office:value="47811313" calcext:value-type="float">
            <text:p>47811313</text:p>
          </table:table-cell>
          <table:table-cell office:value-type="float" office:value="35059" calcext:value-type="float">
            <text:p>35059</text:p>
          </table:table-cell>
          <table:table-cell office:value-type="float" office:value="14539" calcext:value-type="float">
            <text:p>14539</text:p>
          </table:table-cell>
          <table:table-cell office:value-type="float" office:value="47981159" calcext:value-type="float">
            <text:p>47981159</text:p>
          </table:table-cell>
          <table:table-cell office:value-type="float" office:value="47811313" calcext:value-type="float">
            <text:p>47811313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78" calcext:value-type="float">
            <text:p>3.78</text:p>
          </table:table-cell>
          <table:table-cell office:value-type="float" office:value="3.65" calcext:value-type="float">
            <text:p>3.65</text:p>
          </table:table-cell>
          <table:table-cell office:value-type="float" office:value="2.36" calcext:value-type="float">
            <text:p>2.36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38028" calcext:value-type="float">
            <text:p>3802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3118" calcext:value-type="float">
            <text:p>3118</text:p>
          </table:table-cell>
          <table:table-cell office:value-type="float" office:value="1174" calcext:value-type="float">
            <text:p>1174</text:p>
          </table:table-cell>
          <table:table-cell office:value-type="float" office:value="72174013" calcext:value-type="float">
            <text:p>72174013</text:p>
          </table:table-cell>
          <table:table-cell office:value-type="float" office:value="71912930" calcext:value-type="float">
            <text:p>71912930</text:p>
          </table:table-cell>
          <table:table-cell office:value-type="float" office:value="6883" calcext:value-type="float">
            <text:p>6883</text:p>
          </table:table-cell>
          <table:table-cell office:value-type="float" office:value="2649" calcext:value-type="float">
            <text:p>2649</text:p>
          </table:table-cell>
          <table:table-cell office:value-type="float" office:value="150307546" calcext:value-type="float">
            <text:p>150307546</text:p>
          </table:table-cell>
          <table:table-cell office:value-type="float" office:value="149775749" calcext:value-type="float">
            <text:p>149775749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office:value-type="float" office:value="45.3" calcext:value-type="float">
            <text:p>45.3</text:p>
          </table:table-cell>
          <table:table-cell office:value-type="float" office:value="44.32" calcext:value-type="float">
            <text:p>44.32</text:p>
          </table:table-cell>
          <table:table-cell office:value-type="float" office:value="48.02" calcext:value-type="float">
            <text:p>48.02</text:p>
          </table:table-cell>
          <table:table-cell office:value-type="float" office:value="48.01" calcext:value-type="float">
            <text:p>48.01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3.55" calcext:value-type="float">
            <text:p>3.55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8029" calcext:value-type="float">
            <text:p>38029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5610" calcext:value-type="float">
            <text:p>13561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5610" calcext:value-type="float">
            <text:p>135610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4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8053" calcext:value-type="float">
            <text:p>38053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4653" calcext:value-type="float">
            <text:p>24653</text:p>
          </table:table-cell>
          <table:table-cell office:value-type="float" office:value="10007" calcext:value-type="float">
            <text:p>10007</text:p>
          </table:table-cell>
          <table:table-cell office:value-type="float" office:value="417165545" calcext:value-type="float">
            <text:p>417165545</text:p>
          </table:table-cell>
          <table:table-cell office:value-type="float" office:value="393729392" calcext:value-type="float">
            <text:p>393729392</text:p>
          </table:table-cell>
          <table:table-cell office:value-type="float" office:value="27932" calcext:value-type="float">
            <text:p>27932</text:p>
          </table:table-cell>
          <table:table-cell office:value-type="float" office:value="11262" calcext:value-type="float">
            <text:p>11262</text:p>
          </table:table-cell>
          <table:table-cell office:value-type="float" office:value="486278140" calcext:value-type="float">
            <text:p>486278140</text:p>
          </table:table-cell>
          <table:table-cell office:value-type="float" office:value="456755512" calcext:value-type="float">
            <text:p>456755512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office:value-type="float" office:value="88.26" calcext:value-type="float">
            <text:p>88.26</text:p>
          </table:table-cell>
          <table:table-cell office:value-type="float" office:value="88.86" calcext:value-type="float">
            <text:p>88.86</text:p>
          </table:table-cell>
          <table:table-cell office:value-type="float" office:value="85.79" calcext:value-type="float">
            <text:p>85.79</text:p>
          </table:table-cell>
          <table:table-cell office:value-type="float" office:value="86.2" calcext:value-type="float">
            <text:p>86.2</text:p>
          </table:table-cell>
          <table:table-cell office:value-type="float" office:value="2.66" calcext:value-type="float">
            <text:p>2.66</text:p>
          </table:table-cell>
          <table:table-cell office:value-type="float" office:value="2.51" calcext:value-type="float">
            <text:p>2.51</text:p>
          </table:table-cell>
          <table:table-cell office:value-type="float" office:value="20.52" calcext:value-type="float">
            <text:p>20.52</text:p>
          </table:table-cell>
          <table:table-cell office:value-type="float" office:value="19.92" calcext:value-type="float">
            <text:p>19.92</text:p>
          </table:table-cell>
        </table:table-row>
        <table:table-row table:style-name="ro1">
          <table:table-cell office:value-type="float" office:value="38054" calcext:value-type="float">
            <text:p>3805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32363" calcext:value-type="float">
            <text:p>932363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32363" calcext:value-type="float">
            <text:p>932363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8103" calcext:value-type="float">
            <text:p>38103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12180" calcext:value-type="float">
            <text:p>12180</text:p>
          </table:table-cell>
          <table:table-cell office:value-type="float" office:value="7281" calcext:value-type="float">
            <text:p>7281</text:p>
          </table:table-cell>
          <table:table-cell office:value-type="float" office:value="10535569" calcext:value-type="float">
            <text:p>10535569</text:p>
          </table:table-cell>
          <table:table-cell office:value-type="float" office:value="6778611" calcext:value-type="float">
            <text:p>6778611</text:p>
          </table:table-cell>
          <table:table-cell office:value-type="float" office:value="12180" calcext:value-type="float">
            <text:p>12180</text:p>
          </table:table-cell>
          <table:table-cell office:value-type="float" office:value="7281" calcext:value-type="float">
            <text:p>7281</text:p>
          </table:table-cell>
          <table:table-cell office:value-type="float" office:value="10535569" calcext:value-type="float">
            <text:p>10535569</text:p>
          </table:table-cell>
          <table:table-cell office:value-type="float" office:value="6778611" calcext:value-type="float">
            <text:p>6778611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.31" calcext:value-type="float">
            <text:p>1.31</text:p>
          </table:table-cell>
          <table:table-cell office:value-type="float" office:value="1.83" calcext:value-type="float">
            <text:p>1.83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8104" calcext:value-type="float">
            <text:p>3810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3409" calcext:value-type="float">
            <text:p>23409</text:p>
          </table:table-cell>
          <table:table-cell office:value-type="float" office:value="14538" calcext:value-type="float">
            <text:p>14538</text:p>
          </table:table-cell>
          <table:table-cell table:number-columns-repeated="2" office:value-type="float" office:value="13204400" calcext:value-type="float">
            <text:p>13204400</text:p>
          </table:table-cell>
          <table:table-cell office:value-type="float" office:value="23409" calcext:value-type="float">
            <text:p>23409</text:p>
          </table:table-cell>
          <table:table-cell office:value-type="float" office:value="14538" calcext:value-type="float">
            <text:p>14538</text:p>
          </table:table-cell>
          <table:table-cell table:number-columns-repeated="2" office:value-type="float" office:value="13204400" calcext:value-type="float">
            <text:p>13204400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.52" calcext:value-type="float">
            <text:p>2.52</text:p>
          </table:table-cell>
          <table:table-cell office:value-type="float" office:value="3.65" calcext:value-type="float">
            <text:p>3.65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8105" calcext:value-type="float">
            <text:p>38105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6184" calcext:value-type="float">
            <text:p>6184</text:p>
          </table:table-cell>
          <table:table-cell office:value-type="float" office:value="3546" calcext:value-type="float">
            <text:p>3546</text:p>
          </table:table-cell>
          <table:table-cell office:value-type="float" office:value="4422814" calcext:value-type="float">
            <text:p>4422814</text:p>
          </table:table-cell>
          <table:table-cell office:value-type="float" office:value="4402770" calcext:value-type="float">
            <text:p>4402770</text:p>
          </table:table-cell>
          <table:table-cell office:value-type="float" office:value="6184" calcext:value-type="float">
            <text:p>6184</text:p>
          </table:table-cell>
          <table:table-cell office:value-type="float" office:value="3546" calcext:value-type="float">
            <text:p>3546</text:p>
          </table:table-cell>
          <table:table-cell office:value-type="float" office:value="4422814" calcext:value-type="float">
            <text:p>4422814</text:p>
          </table:table-cell>
          <table:table-cell office:value-type="float" office:value="4402770" calcext:value-type="float">
            <text:p>4402770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.67" calcext:value-type="float">
            <text:p>0.67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8106" calcext:value-type="float">
            <text:p>38106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7222" calcext:value-type="float">
            <text:p>27222</text:p>
          </table:table-cell>
          <table:table-cell office:value-type="float" office:value="12782" calcext:value-type="float">
            <text:p>12782</text:p>
          </table:table-cell>
          <table:table-cell office:value-type="float" office:value="71393391" calcext:value-type="float">
            <text:p>71393391</text:p>
          </table:table-cell>
          <table:table-cell office:value-type="float" office:value="67152076" calcext:value-type="float">
            <text:p>67152076</text:p>
          </table:table-cell>
          <table:table-cell office:value-type="float" office:value="27222" calcext:value-type="float">
            <text:p>27222</text:p>
          </table:table-cell>
          <table:table-cell office:value-type="float" office:value="12782" calcext:value-type="float">
            <text:p>12782</text:p>
          </table:table-cell>
          <table:table-cell office:value-type="float" office:value="71393391" calcext:value-type="float">
            <text:p>71393391</text:p>
          </table:table-cell>
          <table:table-cell office:value-type="float" office:value="67152076" calcext:value-type="float">
            <text:p>67152076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.93" calcext:value-type="float">
            <text:p>2.93</text:p>
          </table:table-cell>
          <table:table-cell office:value-type="float" office:value="3.21" calcext:value-type="float">
            <text:p>3.21</text:p>
          </table:table-cell>
          <table:table-cell office:value-type="float" office:value="3.51" calcext:value-type="float">
            <text:p>3.5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8107" calcext:value-type="float">
            <text:p>38107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17698" calcext:value-type="float">
            <text:p>17698</text:p>
          </table:table-cell>
          <table:table-cell office:value-type="float" office:value="8793" calcext:value-type="float">
            <text:p>8793</text:p>
          </table:table-cell>
          <table:table-cell office:value-type="float" office:value="14197097" calcext:value-type="float">
            <text:p>14197097</text:p>
          </table:table-cell>
          <table:table-cell office:value-type="float" office:value="13994958" calcext:value-type="float">
            <text:p>13994958</text:p>
          </table:table-cell>
          <table:table-cell office:value-type="float" office:value="17698" calcext:value-type="float">
            <text:p>17698</text:p>
          </table:table-cell>
          <table:table-cell office:value-type="float" office:value="8793" calcext:value-type="float">
            <text:p>8793</text:p>
          </table:table-cell>
          <table:table-cell office:value-type="float" office:value="14197097" calcext:value-type="float">
            <text:p>14197097</text:p>
          </table:table-cell>
          <table:table-cell office:value-type="float" office:value="13994958" calcext:value-type="float">
            <text:p>13994958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.91" calcext:value-type="float">
            <text:p>1.91</text:p>
          </table:table-cell>
          <table:table-cell office:value-type="float" office:value="2.21" calcext:value-type="float">
            <text:p>2.21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8108" calcext:value-type="float">
            <text:p>3810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18729" calcext:value-type="float">
            <text:p>18729</text:p>
          </table:table-cell>
          <table:table-cell office:value-type="float" office:value="8463" calcext:value-type="float">
            <text:p>8463</text:p>
          </table:table-cell>
          <table:table-cell office:value-type="float" office:value="19654521" calcext:value-type="float">
            <text:p>19654521</text:p>
          </table:table-cell>
          <table:table-cell office:value-type="float" office:value="18140270" calcext:value-type="float">
            <text:p>18140270</text:p>
          </table:table-cell>
          <table:table-cell office:value-type="float" office:value="18729" calcext:value-type="float">
            <text:p>18729</text:p>
          </table:table-cell>
          <table:table-cell office:value-type="float" office:value="8463" calcext:value-type="float">
            <text:p>8463</text:p>
          </table:table-cell>
          <table:table-cell office:value-type="float" office:value="19654521" calcext:value-type="float">
            <text:p>19654521</text:p>
          </table:table-cell>
          <table:table-cell office:value-type="float" office:value="18140270" calcext:value-type="float">
            <text:p>18140270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.02" calcext:value-type="float">
            <text:p>2.02</text:p>
          </table:table-cell>
          <table:table-cell office:value-type="float" office:value="2.12" calcext:value-type="float">
            <text:p>2.12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8109" calcext:value-type="float">
            <text:p>38109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46594" calcext:value-type="float">
            <text:p>46594</text:p>
          </table:table-cell>
          <table:table-cell office:value-type="float" office:value="18891" calcext:value-type="float">
            <text:p>18891</text:p>
          </table:table-cell>
          <table:table-cell office:value-type="float" office:value="181562046" calcext:value-type="float">
            <text:p>181562046</text:p>
          </table:table-cell>
          <table:table-cell office:value-type="float" office:value="174338927" calcext:value-type="float">
            <text:p>174338927</text:p>
          </table:table-cell>
          <table:table-cell office:value-type="float" office:value="46594" calcext:value-type="float">
            <text:p>46594</text:p>
          </table:table-cell>
          <table:table-cell office:value-type="float" office:value="18891" calcext:value-type="float">
            <text:p>18891</text:p>
          </table:table-cell>
          <table:table-cell office:value-type="float" office:value="181562046" calcext:value-type="float">
            <text:p>181562046</text:p>
          </table:table-cell>
          <table:table-cell office:value-type="float" office:value="174338927" calcext:value-type="float">
            <text:p>174338927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.02" calcext:value-type="float">
            <text:p>5.02</text:p>
          </table:table-cell>
          <table:table-cell office:value-type="float" office:value="4.74" calcext:value-type="float">
            <text:p>4.74</text:p>
          </table:table-cell>
          <table:table-cell office:value-type="float" office:value="8.93" calcext:value-type="float">
            <text:p>8.93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38111" calcext:value-type="float">
            <text:p>38111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41742" calcext:value-type="float">
            <text:p>41742</text:p>
          </table:table-cell>
          <table:table-cell office:value-type="float" office:value="19832" calcext:value-type="float">
            <text:p>19832</text:p>
          </table:table-cell>
          <table:table-cell office:value-type="float" office:value="25654955" calcext:value-type="float">
            <text:p>25654955</text:p>
          </table:table-cell>
          <table:table-cell office:value-type="float" office:value="25628563" calcext:value-type="float">
            <text:p>25628563</text:p>
          </table:table-cell>
          <table:table-cell office:value-type="float" office:value="41742" calcext:value-type="float">
            <text:p>41742</text:p>
          </table:table-cell>
          <table:table-cell office:value-type="float" office:value="19832" calcext:value-type="float">
            <text:p>19832</text:p>
          </table:table-cell>
          <table:table-cell office:value-type="float" office:value="25654955" calcext:value-type="float">
            <text:p>25654955</text:p>
          </table:table-cell>
          <table:table-cell office:value-type="float" office:value="25628563" calcext:value-type="float">
            <text:p>25628563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4.98" calcext:value-type="float">
            <text:p>4.98</text:p>
          </table:table-cell>
          <table:table-cell office:value-type="float" office:value="1.26" calcext:value-type="float">
            <text:p>1.2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8112" calcext:value-type="float">
            <text:p>38112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17472" calcext:value-type="float">
            <text:p>17472</text:p>
          </table:table-cell>
          <table:table-cell office:value-type="float" office:value="8275" calcext:value-type="float">
            <text:p>8275</text:p>
          </table:table-cell>
          <table:table-cell office:value-type="float" office:value="11683848" calcext:value-type="float">
            <text:p>11683848</text:p>
          </table:table-cell>
          <table:table-cell office:value-type="float" office:value="11646791" calcext:value-type="float">
            <text:p>11646791</text:p>
          </table:table-cell>
          <table:table-cell office:value-type="float" office:value="17472" calcext:value-type="float">
            <text:p>17472</text:p>
          </table:table-cell>
          <table:table-cell office:value-type="float" office:value="8275" calcext:value-type="float">
            <text:p>8275</text:p>
          </table:table-cell>
          <table:table-cell office:value-type="float" office:value="11683848" calcext:value-type="float">
            <text:p>11683848</text:p>
          </table:table-cell>
          <table:table-cell office:value-type="float" office:value="11646791" calcext:value-type="float">
            <text:p>11646791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.88" calcext:value-type="float">
            <text:p>1.88</text:p>
          </table:table-cell>
          <table:table-cell office:value-type="float" office:value="2.08" calcext:value-type="float">
            <text:p>2.08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38114" calcext:value-type="float">
            <text:p>3811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6905" calcext:value-type="float">
            <text:p>26905</text:p>
          </table:table-cell>
          <table:table-cell office:value-type="float" office:value="13320" calcext:value-type="float">
            <text:p>13320</text:p>
          </table:table-cell>
          <table:table-cell table:number-columns-repeated="2" office:value-type="float" office:value="19536938" calcext:value-type="float">
            <text:p>19536938</text:p>
          </table:table-cell>
          <table:table-cell office:value-type="float" office:value="26905" calcext:value-type="float">
            <text:p>26905</text:p>
          </table:table-cell>
          <table:table-cell office:value-type="float" office:value="13320" calcext:value-type="float">
            <text:p>13320</text:p>
          </table:table-cell>
          <table:table-cell table:number-columns-repeated="2" office:value-type="float" office:value="19536938" calcext:value-type="float">
            <text:p>19536938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8115" calcext:value-type="float">
            <text:p>38115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39129" calcext:value-type="float">
            <text:p>39129</text:p>
          </table:table-cell>
          <table:table-cell office:value-type="float" office:value="18726" calcext:value-type="float">
            <text:p>18726</text:p>
          </table:table-cell>
          <table:table-cell office:value-type="float" office:value="22240912" calcext:value-type="float">
            <text:p>22240912</text:p>
          </table:table-cell>
          <table:table-cell office:value-type="float" office:value="22219159" calcext:value-type="float">
            <text:p>22219159</text:p>
          </table:table-cell>
          <table:table-cell office:value-type="float" office:value="39129" calcext:value-type="float">
            <text:p>39129</text:p>
          </table:table-cell>
          <table:table-cell office:value-type="float" office:value="18726" calcext:value-type="float">
            <text:p>18726</text:p>
          </table:table-cell>
          <table:table-cell office:value-type="float" office:value="22240912" calcext:value-type="float">
            <text:p>22240912</text:p>
          </table:table-cell>
          <table:table-cell office:value-type="float" office:value="22219159" calcext:value-type="float">
            <text:p>22219159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.22" calcext:value-type="float">
            <text:p>4.22</text:p>
          </table:table-cell>
          <table:table-cell office:value-type="float" office:value="4.7" calcext:value-type="float">
            <text:p>4.7</text:p>
          </table:table-cell>
          <table:table-cell office:value-type="float" office:value="1.09" calcext:value-type="float">
            <text:p>1.0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38116" calcext:value-type="float">
            <text:p>38116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40404" calcext:value-type="float">
            <text:p>40404</text:p>
          </table:table-cell>
          <table:table-cell office:value-type="float" office:value="18663" calcext:value-type="float">
            <text:p>18663</text:p>
          </table:table-cell>
          <table:table-cell office:value-type="float" office:value="49361920" calcext:value-type="float">
            <text:p>49361920</text:p>
          </table:table-cell>
          <table:table-cell office:value-type="float" office:value="49238392" calcext:value-type="float">
            <text:p>49238392</text:p>
          </table:table-cell>
          <table:table-cell office:value-type="float" office:value="40404" calcext:value-type="float">
            <text:p>40404</text:p>
          </table:table-cell>
          <table:table-cell office:value-type="float" office:value="18663" calcext:value-type="float">
            <text:p>18663</text:p>
          </table:table-cell>
          <table:table-cell office:value-type="float" office:value="49361920" calcext:value-type="float">
            <text:p>49361920</text:p>
          </table:table-cell>
          <table:table-cell office:value-type="float" office:value="49238392" calcext:value-type="float">
            <text:p>49238392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.36" calcext:value-type="float">
            <text:p>4.36</text:p>
          </table:table-cell>
          <table:table-cell office:value-type="float" office:value="4.69" calcext:value-type="float">
            <text:p>4.69</text:p>
          </table:table-cell>
          <table:table-cell office:value-type="float" office:value="2.43" calcext:value-type="float">
            <text:p>2.43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38117" calcext:value-type="float">
            <text:p>38117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6125" calcext:value-type="float">
            <text:p>26125</text:p>
          </table:table-cell>
          <table:table-cell office:value-type="float" office:value="12403" calcext:value-type="float">
            <text:p>12403</text:p>
          </table:table-cell>
          <table:table-cell table:number-columns-repeated="2" office:value-type="float" office:value="24203282" calcext:value-type="float">
            <text:p>24203282</text:p>
          </table:table-cell>
          <table:table-cell office:value-type="float" office:value="26125" calcext:value-type="float">
            <text:p>26125</text:p>
          </table:table-cell>
          <table:table-cell office:value-type="float" office:value="12403" calcext:value-type="float">
            <text:p>12403</text:p>
          </table:table-cell>
          <table:table-cell table:number-columns-repeated="2" office:value-type="float" office:value="24203282" calcext:value-type="float">
            <text:p>24203282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.82" calcext:value-type="float">
            <text:p>2.82</text:p>
          </table:table-cell>
          <table:table-cell office:value-type="float" office:value="3.11" calcext:value-type="float">
            <text:p>3.11</text:p>
          </table:table-cell>
          <table:table-cell office:value-type="float" office:value="1.19" calcext:value-type="float">
            <text:p>1.1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38118" calcext:value-type="float">
            <text:p>3811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41465" calcext:value-type="float">
            <text:p>41465</text:p>
          </table:table-cell>
          <table:table-cell office:value-type="float" office:value="16508" calcext:value-type="float">
            <text:p>16508</text:p>
          </table:table-cell>
          <table:table-cell office:value-type="float" office:value="80987146" calcext:value-type="float">
            <text:p>80987146</text:p>
          </table:table-cell>
          <table:table-cell office:value-type="float" office:value="80825172" calcext:value-type="float">
            <text:p>80825172</text:p>
          </table:table-cell>
          <table:table-cell office:value-type="float" office:value="41465" calcext:value-type="float">
            <text:p>41465</text:p>
          </table:table-cell>
          <table:table-cell office:value-type="float" office:value="16508" calcext:value-type="float">
            <text:p>16508</text:p>
          </table:table-cell>
          <table:table-cell office:value-type="float" office:value="80987146" calcext:value-type="float">
            <text:p>80987146</text:p>
          </table:table-cell>
          <table:table-cell office:value-type="float" office:value="80825172" calcext:value-type="float">
            <text:p>80825172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.47" calcext:value-type="float">
            <text:p>4.47</text:p>
          </table:table-cell>
          <table:table-cell office:value-type="float" office:value="4.14" calcext:value-type="float">
            <text:p>4.14</text:p>
          </table:table-cell>
          <table:table-cell office:value-type="float" office:value="3.98" calcext:value-type="float">
            <text:p>3.98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38119" calcext:value-type="float">
            <text:p>38119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2330" calcext:value-type="float">
            <text:p>22330</text:p>
          </table:table-cell>
          <table:table-cell office:value-type="float" office:value="10422" calcext:value-type="float">
            <text:p>10422</text:p>
          </table:table-cell>
          <table:table-cell office:value-type="float" office:value="23014151" calcext:value-type="float">
            <text:p>23014151</text:p>
          </table:table-cell>
          <table:table-cell office:value-type="float" office:value="22890937" calcext:value-type="float">
            <text:p>22890937</text:p>
          </table:table-cell>
          <table:table-cell office:value-type="float" office:value="22330" calcext:value-type="float">
            <text:p>22330</text:p>
          </table:table-cell>
          <table:table-cell office:value-type="float" office:value="10422" calcext:value-type="float">
            <text:p>10422</text:p>
          </table:table-cell>
          <table:table-cell office:value-type="float" office:value="23014151" calcext:value-type="float">
            <text:p>23014151</text:p>
          </table:table-cell>
          <table:table-cell office:value-type="float" office:value="22890937" calcext:value-type="float">
            <text:p>22890937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.41" calcext:value-type="float">
            <text:p>2.41</text:p>
          </table:table-cell>
          <table:table-cell office:value-type="float" office:value="2.62" calcext:value-type="float">
            <text:p>2.62</text:p>
          </table:table-cell>
          <table:table-cell office:value-type="float" office:value="1.13" calcext:value-type="float">
            <text:p>1.13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38120" calcext:value-type="float">
            <text:p>38120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14237" calcext:value-type="float">
            <text:p>14237</text:p>
          </table:table-cell>
          <table:table-cell office:value-type="float" office:value="6796" calcext:value-type="float">
            <text:p>6796</text:p>
          </table:table-cell>
          <table:table-cell office:value-type="float" office:value="25020208" calcext:value-type="float">
            <text:p>25020208</text:p>
          </table:table-cell>
          <table:table-cell office:value-type="float" office:value="24972357" calcext:value-type="float">
            <text:p>24972357</text:p>
          </table:table-cell>
          <table:table-cell office:value-type="float" office:value="14237" calcext:value-type="float">
            <text:p>14237</text:p>
          </table:table-cell>
          <table:table-cell office:value-type="float" office:value="6796" calcext:value-type="float">
            <text:p>6796</text:p>
          </table:table-cell>
          <table:table-cell office:value-type="float" office:value="25020208" calcext:value-type="float">
            <text:p>25020208</text:p>
          </table:table-cell>
          <table:table-cell office:value-type="float" office:value="24972357" calcext:value-type="float">
            <text:p>24972357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.53" calcext:value-type="float">
            <text:p>1.53</text:p>
          </table:table-cell>
          <table:table-cell office:value-type="float" office:value="1.71" calcext:value-type="float">
            <text:p>1.71</text:p>
          </table:table-cell>
          <table:table-cell office:value-type="float" office:value="1.23" calcext:value-type="float">
            <text:p>1.23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38122" calcext:value-type="float">
            <text:p>38122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5270" calcext:value-type="float">
            <text:p>25270</text:p>
          </table:table-cell>
          <table:table-cell office:value-type="float" office:value="11315" calcext:value-type="float">
            <text:p>11315</text:p>
          </table:table-cell>
          <table:table-cell table:number-columns-repeated="2" office:value-type="float" office:value="19532324" calcext:value-type="float">
            <text:p>19532324</text:p>
          </table:table-cell>
          <table:table-cell office:value-type="float" office:value="25270" calcext:value-type="float">
            <text:p>25270</text:p>
          </table:table-cell>
          <table:table-cell office:value-type="float" office:value="11315" calcext:value-type="float">
            <text:p>11315</text:p>
          </table:table-cell>
          <table:table-cell table:number-columns-repeated="2" office:value-type="float" office:value="19532324" calcext:value-type="float">
            <text:p>19532324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.72" calcext:value-type="float">
            <text:p>2.72</text:p>
          </table:table-cell>
          <table:table-cell office:value-type="float" office:value="2.84" calcext:value-type="float">
            <text:p>2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8125" calcext:value-type="float">
            <text:p>38125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36150" calcext:value-type="float">
            <text:p>36150</text:p>
          </table:table-cell>
          <table:table-cell office:value-type="float" office:value="14249" calcext:value-type="float">
            <text:p>14249</text:p>
          </table:table-cell>
          <table:table-cell table:number-columns-repeated="2" office:value-type="float" office:value="49423989" calcext:value-type="float">
            <text:p>49423989</text:p>
          </table:table-cell>
          <table:table-cell office:value-type="float" office:value="36150" calcext:value-type="float">
            <text:p>36150</text:p>
          </table:table-cell>
          <table:table-cell office:value-type="float" office:value="14249" calcext:value-type="float">
            <text:p>14249</text:p>
          </table:table-cell>
          <table:table-cell table:number-columns-repeated="2" office:value-type="float" office:value="49423989" calcext:value-type="float">
            <text:p>49423989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3.58" calcext:value-type="float">
            <text:p>3.58</text:p>
          </table:table-cell>
          <table:table-cell office:value-type="float" office:value="2.43" calcext:value-type="float">
            <text:p>2.4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8126" calcext:value-type="float">
            <text:p>38126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7334" calcext:value-type="float">
            <text:p>7334</text:p>
          </table:table-cell>
          <table:table-cell office:value-type="float" office:value="3002" calcext:value-type="float">
            <text:p>3002</text:p>
          </table:table-cell>
          <table:table-cell table:number-columns-repeated="2" office:value-type="float" office:value="4712142" calcext:value-type="float">
            <text:p>4712142</text:p>
          </table:table-cell>
          <table:table-cell office:value-type="float" office:value="7334" calcext:value-type="float">
            <text:p>7334</text:p>
          </table:table-cell>
          <table:table-cell office:value-type="float" office:value="3002" calcext:value-type="float">
            <text:p>3002</text:p>
          </table:table-cell>
          <table:table-cell table:number-columns-repeated="2" office:value-type="float" office:value="4712142" calcext:value-type="float">
            <text:p>4712142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8127" calcext:value-type="float">
            <text:p>38127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45248" calcext:value-type="float">
            <text:p>45248</text:p>
          </table:table-cell>
          <table:table-cell office:value-type="float" office:value="18290" calcext:value-type="float">
            <text:p>18290</text:p>
          </table:table-cell>
          <table:table-cell office:value-type="float" office:value="99394402" calcext:value-type="float">
            <text:p>99394402</text:p>
          </table:table-cell>
          <table:table-cell office:value-type="float" office:value="97335965" calcext:value-type="float">
            <text:p>97335965</text:p>
          </table:table-cell>
          <table:table-cell office:value-type="float" office:value="45248" calcext:value-type="float">
            <text:p>45248</text:p>
          </table:table-cell>
          <table:table-cell office:value-type="float" office:value="18290" calcext:value-type="float">
            <text:p>18290</text:p>
          </table:table-cell>
          <table:table-cell office:value-type="float" office:value="99394402" calcext:value-type="float">
            <text:p>99394402</text:p>
          </table:table-cell>
          <table:table-cell office:value-type="float" office:value="97335965" calcext:value-type="float">
            <text:p>97335965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.88" calcext:value-type="float">
            <text:p>4.88</text:p>
          </table:table-cell>
          <table:table-cell office:value-type="float" office:value="4.59" calcext:value-type="float">
            <text:p>4.59</text:p>
          </table:table-cell>
          <table:table-cell office:value-type="float" office:value="4.89" calcext:value-type="float">
            <text:p>4.89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float" office:value="38128" calcext:value-type="float">
            <text:p>3812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44863" calcext:value-type="float">
            <text:p>44863</text:p>
          </table:table-cell>
          <table:table-cell office:value-type="float" office:value="18315" calcext:value-type="float">
            <text:p>18315</text:p>
          </table:table-cell>
          <table:table-cell office:value-type="float" office:value="62302340" calcext:value-type="float">
            <text:p>62302340</text:p>
          </table:table-cell>
          <table:table-cell office:value-type="float" office:value="61207432" calcext:value-type="float">
            <text:p>61207432</text:p>
          </table:table-cell>
          <table:table-cell office:value-type="float" office:value="44863" calcext:value-type="float">
            <text:p>44863</text:p>
          </table:table-cell>
          <table:table-cell office:value-type="float" office:value="18315" calcext:value-type="float">
            <text:p>18315</text:p>
          </table:table-cell>
          <table:table-cell office:value-type="float" office:value="62302340" calcext:value-type="float">
            <text:p>62302340</text:p>
          </table:table-cell>
          <table:table-cell office:value-type="float" office:value="61207432" calcext:value-type="float">
            <text:p>61207432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4.6" calcext:value-type="float">
            <text:p>4.6</text:p>
          </table:table-cell>
          <table:table-cell office:value-type="float" office:value="3.06" calcext:value-type="float">
            <text:p>3.0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131" calcext:value-type="float">
            <text:p>38131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0154" calcext:value-type="float">
            <text:p>480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0154" calcext:value-type="float">
            <text:p>480154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8132" calcext:value-type="float">
            <text:p>38132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73754" calcext:value-type="float">
            <text:p>177375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73754" calcext:value-type="float">
            <text:p>1773754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8133" calcext:value-type="float">
            <text:p>38133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0787" calcext:value-type="float">
            <text:p>20787</text:p>
          </table:table-cell>
          <table:table-cell office:value-type="float" office:value="7732" calcext:value-type="float">
            <text:p>7732</text:p>
          </table:table-cell>
          <table:table-cell table:number-columns-repeated="2" office:value-type="float" office:value="32787276" calcext:value-type="float">
            <text:p>32787276</text:p>
          </table:table-cell>
          <table:table-cell office:value-type="float" office:value="20787" calcext:value-type="float">
            <text:p>20787</text:p>
          </table:table-cell>
          <table:table-cell office:value-type="float" office:value="7732" calcext:value-type="float">
            <text:p>7732</text:p>
          </table:table-cell>
          <table:table-cell table:number-columns-repeated="2" office:value-type="float" office:value="32787276" calcext:value-type="float">
            <text:p>32787276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.24" calcext:value-type="float">
            <text:p>2.24</text:p>
          </table:table-cell>
          <table:table-cell office:value-type="float" office:value="1.94" calcext:value-type="float">
            <text:p>1.94</text:p>
          </table:table-cell>
          <table:table-cell office:value-type="float" office:value="1.61" calcext:value-type="float">
            <text:p>1.61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38134" calcext:value-type="float">
            <text:p>3813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41948" calcext:value-type="float">
            <text:p>41948</text:p>
          </table:table-cell>
          <table:table-cell office:value-type="float" office:value="16045" calcext:value-type="float">
            <text:p>16045</text:p>
          </table:table-cell>
          <table:table-cell office:value-type="float" office:value="48223804" calcext:value-type="float">
            <text:p>48223804</text:p>
          </table:table-cell>
          <table:table-cell office:value-type="float" office:value="48194361" calcext:value-type="float">
            <text:p>48194361</text:p>
          </table:table-cell>
          <table:table-cell office:value-type="float" office:value="41948" calcext:value-type="float">
            <text:p>41948</text:p>
          </table:table-cell>
          <table:table-cell office:value-type="float" office:value="16045" calcext:value-type="float">
            <text:p>16045</text:p>
          </table:table-cell>
          <table:table-cell office:value-type="float" office:value="48223804" calcext:value-type="float">
            <text:p>48223804</text:p>
          </table:table-cell>
          <table:table-cell office:value-type="float" office:value="48194361" calcext:value-type="float">
            <text:p>48194361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.52" calcext:value-type="float">
            <text:p>4.52</text:p>
          </table:table-cell>
          <table:table-cell office:value-type="float" office:value="4.03" calcext:value-type="float">
            <text:p>4.03</text:p>
          </table:table-cell>
          <table:table-cell office:value-type="float" office:value="2.37" calcext:value-type="float">
            <text:p>2.37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38135" calcext:value-type="float">
            <text:p>38135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30657" calcext:value-type="float">
            <text:p>30657</text:p>
          </table:table-cell>
          <table:table-cell office:value-type="float" office:value="11384" calcext:value-type="float">
            <text:p>11384</text:p>
          </table:table-cell>
          <table:table-cell office:value-type="float" office:value="33265103" calcext:value-type="float">
            <text:p>33265103</text:p>
          </table:table-cell>
          <table:table-cell office:value-type="float" office:value="33123417" calcext:value-type="float">
            <text:p>33123417</text:p>
          </table:table-cell>
          <table:table-cell office:value-type="float" office:value="30657" calcext:value-type="float">
            <text:p>30657</text:p>
          </table:table-cell>
          <table:table-cell office:value-type="float" office:value="11384" calcext:value-type="float">
            <text:p>11384</text:p>
          </table:table-cell>
          <table:table-cell office:value-type="float" office:value="33265103" calcext:value-type="float">
            <text:p>33265103</text:p>
          </table:table-cell>
          <table:table-cell office:value-type="float" office:value="33123417" calcext:value-type="float">
            <text:p>33123417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  <table:table-cell office:value-type="float" office:value="2.86" calcext:value-type="float">
            <text:p>2.86</text:p>
          </table:table-cell>
          <table:table-cell office:value-type="float" office:value="1.64" calcext:value-type="float">
            <text:p>1.6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38138" calcext:value-type="float">
            <text:p>3813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4045" calcext:value-type="float">
            <text:p>24045</text:p>
          </table:table-cell>
          <table:table-cell office:value-type="float" office:value="10447" calcext:value-type="float">
            <text:p>10447</text:p>
          </table:table-cell>
          <table:table-cell table:number-columns-repeated="2" office:value-type="float" office:value="30718918" calcext:value-type="float">
            <text:p>30718918</text:p>
          </table:table-cell>
          <table:table-cell office:value-type="float" office:value="24045" calcext:value-type="float">
            <text:p>24045</text:p>
          </table:table-cell>
          <table:table-cell office:value-type="float" office:value="10447" calcext:value-type="float">
            <text:p>10447</text:p>
          </table:table-cell>
          <table:table-cell table:number-columns-repeated="2" office:value-type="float" office:value="30718918" calcext:value-type="float">
            <text:p>30718918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.59" calcext:value-type="float">
            <text:p>2.59</text:p>
          </table:table-cell>
          <table:table-cell office:value-type="float" office:value="2.62" calcext:value-type="float">
            <text:p>2.62</text:p>
          </table:table-cell>
          <table:table-cell office:value-type="float" office:value="1.51" calcext:value-type="float">
            <text:p>1.51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8139" calcext:value-type="float">
            <text:p>38139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16086" calcext:value-type="float">
            <text:p>16086</text:p>
          </table:table-cell>
          <table:table-cell office:value-type="float" office:value="5648" calcext:value-type="float">
            <text:p>5648</text:p>
          </table:table-cell>
          <table:table-cell office:value-type="float" office:value="23157628" calcext:value-type="float">
            <text:p>23157628</text:p>
          </table:table-cell>
          <table:table-cell office:value-type="float" office:value="22979393" calcext:value-type="float">
            <text:p>22979393</text:p>
          </table:table-cell>
          <table:table-cell office:value-type="float" office:value="16086" calcext:value-type="float">
            <text:p>16086</text:p>
          </table:table-cell>
          <table:table-cell office:value-type="float" office:value="5648" calcext:value-type="float">
            <text:p>5648</text:p>
          </table:table-cell>
          <table:table-cell office:value-type="float" office:value="23157628" calcext:value-type="float">
            <text:p>23157628</text:p>
          </table:table-cell>
          <table:table-cell office:value-type="float" office:value="22979393" calcext:value-type="float">
            <text:p>22979393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.73" calcext:value-type="float">
            <text:p>1.73</text:p>
          </table:table-cell>
          <table:table-cell office:value-type="float" office:value="1.42" calcext:value-type="float">
            <text:p>1.42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38141" calcext:value-type="float">
            <text:p>38141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22462" calcext:value-type="float">
            <text:p>22462</text:p>
          </table:table-cell>
          <table:table-cell office:value-type="float" office:value="7982" calcext:value-type="float">
            <text:p>7982</text:p>
          </table:table-cell>
          <table:table-cell office:value-type="float" office:value="20223482" calcext:value-type="float">
            <text:p>20223482</text:p>
          </table:table-cell>
          <table:table-cell office:value-type="float" office:value="20210164" calcext:value-type="float">
            <text:p>20210164</text:p>
          </table:table-cell>
          <table:table-cell office:value-type="float" office:value="22462" calcext:value-type="float">
            <text:p>22462</text:p>
          </table:table-cell>
          <table:table-cell office:value-type="float" office:value="7982" calcext:value-type="float">
            <text:p>7982</text:p>
          </table:table-cell>
          <table:table-cell office:value-type="float" office:value="20223482" calcext:value-type="float">
            <text:p>20223482</text:p>
          </table:table-cell>
          <table:table-cell office:value-type="float" office:value="20210164" calcext:value-type="float">
            <text:p>20210164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.42" calcext:value-type="float">
            <text:p>2.42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8152" calcext:value-type="float">
            <text:p>38152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47157" calcext:value-type="float">
            <text:p>47157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080" calcext:value-type="float">
            <text:p>13908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080" calcext:value-type="float">
            <text:p>139080</text:p>
          </table:table-cell>
          <table:table-cell office:value-type="float" office:value="927644" calcext:value-type="float">
            <text:p>927644</text:p>
          </table:table-cell>
          <table:table-cell office:value-type="float" office:value="398274" calcext:value-type="float">
            <text:p>398274</text:p>
          </table:table-cell>
          <table:table-cell office:value-type="float" office:value="2033188851" calcext:value-type="float">
            <text:p>2033188851</text:p>
          </table:table-cell>
          <table:table-cell office:value-type="float" office:value="1976612450" calcext:value-type="float">
            <text:p>19766124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 table:number-rows-repeated="1048534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1" table:style-name="ta1">
        <table:table-column table:style-name="co1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zcta_county_rel_10.A1:zcta_county_rel_10.X2877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5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7:50:39.303961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6:44:12.330838487</meta:creation-date>
    <dc:date>2020-09-14T17:55:37.828271626</dc:date>
    <meta:editing-duration>PT9M54S</meta:editing-duration>
    <meta:editing-cycles>2</meta:editing-cycles>
    <meta:generator>LibreOffice/6.4.6.2$Linux_X86_64 LibreOffice_project/40$Build-2</meta:generator>
    <meta:document-statistic meta:table-count="2" meta:cell-count="984" meta:object-count="0"/>
  </office:meta>
</office:document-meta>
</file>